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7cm" style:auto-text-indent="false" style:page-number="auto" fo:background-color="transparent"/>
      <style:text-properties style:font-name="Times New Roman" fo:font-size="12pt" fo:language="uk" fo:country="UA" fo:font-weight="normal" officeooo:rsid="00b17c07" officeooo:paragraph-rsid="00b17c0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.7cm" style:auto-text-indent="false" fo:background-color="transparent"/>
      <style:text-properties style:font-name="Times New Roman" fo:font-size="12pt" fo:language="uk" fo:country="UA" fo:font-weight="normal" officeooo:rsid="00b60590" officeooo:paragraph-rsid="00b6059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a40b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aea503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b28847"/>
    </style:style>
    <style:style style:name="T16" style:family="text">
      <style:text-properties officeooo:rsid="00b403e9"/>
    </style:style>
    <style:style style:name="T17" style:family="text">
      <style:text-properties officeooo:rsid="00b5086a"/>
    </style:style>
    <style:style style:name="T18" style:family="text">
      <style:text-properties officeooo:rsid="00b71dd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2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Асоціативні контейнери map, multimap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соціативні контейнери map, multimap</text:span></text:p>
      <text:p text:style-name="P15"/>
      <text:p text:style-name="P16">Завдання. </text:p>
      <text:p text:style-name="P18">Написати програму яка демонструвала б роботу з map, multimap. Для демонстрації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4">6. </text:span><text:span text:style-name="T13">Географічний довідник (країна і інформація про неї).</text:span></text:p>
      <text:p text:style-name="P16"/>
      <text:p text:style-name="P19">Текст програми.</text:p>
      <text:p text:style-name="P19"/>
      <text:p text:style-name="P19">Приклад роботи програми.</text:p>
      <text:p text:style-name="P19"/>
      <text:p text:style-name="P19">Висновки.</text:p>
      <text:p text:style-name="P23">std::map&lt;KeyType, ValueType&gt; можна вважати обгорткою для std::vector&lt;std::pair&lt;KeyType, ValueType&gt;&gt;. А std::<text:span text:style-name="T15">multi</text:span>map&lt;KeyType, ValueType&gt; — для std::vector&lt;std::pair&lt;KeyType, <text:span text:style-name="T15">std::vector&lt;</text:span>ValueType<text:span text:style-name="T15">&gt;</text:span>&gt;&gt; . <text:span text:style-name="T16">Тож використання цих класів можна замінити </text:span><text:span text:style-name="T17">створенням класу який буде об’єднувати KeyType та ValueType або std::vector&lt;ValueType&gt; відповідно, або навіть просто мати поле із відповідною парою</text:span><text:span text:style-name="T16">.</text:span></text:p>
      <text:p text:style-name="P24">Але у випадках, коли дані які зберігаються у контейнерах локальні <text:span text:style-name="T18">або контейнер константний</text:span>, використання контейнерів набагато зручніше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4T17:49:19.268177831</dc:date>
    <meta:editing-duration>PT10H59M28S</meta:editing-duration>
    <meta:editing-cycles>150</meta:editing-cycles>
    <meta:generator>LibreOffice/6.4.7.2$Linux_X86_64 LibreOffice_project/40$Build-2</meta:generator>
    <meta:document-statistic meta:table-count="0" meta:image-count="0" meta:object-count="1" meta:page-count="2" meta:paragraph-count="24" meta:word-count="155" meta:character-count="1328" meta:non-whitespace-character-count="1189"/>
  </office:meta>
</office:document-meta>
</file>